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p>
        <mi>T</mi>
        <mrow>
          <mrow>
            <mo stretchy="false">(</mo>
            <mrow>
              <mi>n</mi>
            </mrow>
            <mo stretchy="false">)</mo>
          </mrow>
        </mrow>
      </msup>
      <mrow>
        <mi/>
        <mo stretchy="false">≡</mo>
        <mi/>
      </mrow>
      <msub>
        <mi>H</mi>
        <mn>1</mn>
      </msub>
      <mi/>
      <mfenced open="(" close=")">
        <mrow>
          <mstyle mathvariant="bold">
            <mrow>
              <mn>1</mn>
            </mrow>
          </mstyle>
          <mrow>
            <mi/>
            <mo stretchy="false">+</mo>
            <mi/>
          </mrow>
          <msubsup>
            <mi>G</mi>
            <mi>n</mi>
            <mrow>
              <mrow>
                <mo stretchy="false">(</mo>
                <mrow>
                  <mrow>
                    <mi/>
                    <mo stretchy="false">+</mo>
                    <mi/>
                  </mrow>
                </mrow>
                <mo stretchy="false">)</mo>
              </mrow>
            </mrow>
          </msubsup>
          <mi/>
          <msub>
            <mi>H</mi>
            <mn>1</mn>
          </msub>
        </mrow>
      </mfenced>
    </mrow>
    <annotation encoding="StarMath 5.0">T ^{(n)} ~equiv~ H _1 ` 
left ( 
 bold 1 ~+~ G _n ^{(`+`)} ` H _1 
right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1T14:55:29.684000000</meta:creation-date>
    <meta:generator>LibreOffice/4.1.4.2$Windows_x86 LibreOffice_project/0a0440ccc0227ad9829de5f46be37cfb6edcf72</meta:generator>
  </office:meta>
</office:document-meta>
</file>